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lLiteral.getLiter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Literal.is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Literal.generateCode( MethodVisitor mv , CodeFlow 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lLiteral.RealLiteral( String payload , int startPos , int endPos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